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Configuración y Personalización del Módulo de Sitio Web en Odoo</text:span></text:h>
      <text:h text:style-name="Heading_20_4" text:outline-level="4"><text:span text:style-name="Strong_20_Emphasis">1. Registro y Preparación del Entorno</text:span>:</text:h>
      <text:list text:style-name="L1">
        <text:list-item>
          <text:p text:style-name="P1"><text:span text:style-name="Strong_20_Emphasis">Crear una Cuenta en Odoo</text:span>:</text:p>
          <text:list>
            <text:list-item>
              <text:p text:style-name="P2">Ve a <text:a xlink:type="simple" xlink:href="https://www.odoo.com/" office:target-frame-name="_new" xlink:show="replace" text:style-name="Internet_20_link" text:visited-style-name="Visited_20_Internet_20_Link">Odoo</text:a> y crea una cuenta usando un correo electrónico válido.</text:p>
            </text:list-item>
            <text:list-item>
              <text:p text:style-name="P2">Si es posible, incluye "edu" en el nombre de la base de datos para identificar fácilmente tu entorno (ejemplo: <text:span text:style-name="Source_20_Text">edu.dam2</text:span>).</text:p>
            </text:list-item>
          </text:list>
        </text:list-item>
        <text:list-item>
          <text:p text:style-name="P1"><text:span text:style-name="Strong_20_Emphasis">Instalar los Módulos Necesarios</text:span>:</text:p>
          <text:list>
            <text:list-item>
              <text:p text:style-name="P2">Desde el Panel de Aplicaciones, instala los módulos en este orden:</text:p>
              <text:list>
                <text:list-item>
                  <text:p text:style-name="P2"><text:span text:style-name="Strong_20_Emphasis">Comercio Electrónico</text:span>.</text:p>
                </text:list-item>
                <text:list-item>
                  <text:p text:style-name="P2"><text:span text:style-name="Strong_20_Emphasis">Sitio Web</text:span>.</text:p>
                </text:list-item>
                <text:list-item>
                  <text:p text:style-name="P2"><text:span text:style-name="Strong_20_Emphasis">Facturación</text:span>.</text:p>
                </text:list-item>
              </text:list>
            </text:list-item>
          </text:list>
        </text:list-item>
        <text:list-item>
          <text:p text:style-name="P1"><text:span text:style-name="Strong_20_Emphasis">Opciones según el Entorno</text:span>:</text:p>
          <text:list>
            <text:list-item>
              <text:p text:style-name="P2"><text:span text:style-name="Strong_20_Emphasis">Desde Odoo Online</text:span>: Sigue los pasos desde la interfaz proporcionada por Odoo.</text:p>
            </text:list-item>
            <text:list-item>
              <text:p text:style-name="P1"><text:span text:style-name="Strong_20_Emphasis">Desde una Máquina Virtual o AWS</text:span>: Instala los módulos mencionados y continúa según las indicaciones del asistente.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Configurar el Asistente Inicial del Sitio Web</text:span>:</text:h>
      <text:list text:style-name="L2">
        <text:list-item>
          <text:p text:style-name="P3"><text:span text:style-name="Strong_20_Emphasis">Seleccionar el Tipo de Sitio Web</text:span>:</text:p>
          <text:list>
            <text:list-item>
              <text:p text:style-name="P4">Al activar el módulo de Sitio Web, aparecerá un asistente con opciones desplegables.</text:p>
            </text:list-item>
            <text:list-item>
              <text:p text:style-name="P4">Selecciona el objetivo principal de tu sitio web:</text:p>
              <text:list>
                <text:list-item>
                  <text:p text:style-name="P4">Ejemplo: <text:span text:style-name="Strong_20_Emphasis">Tienda en Línea</text:span> (ideal para un negocio de venta de frutas).</text:p>
                </text:list-item>
              </text:list>
            </text:list-item>
            <text:list-item>
              <text:p text:style-name="P4">Haz clic en <text:span text:style-name="Strong_20_Emphasis">Siguiente</text:span>.</text:p>
            </text:list-item>
          </text:list>
        </text:list-item>
        <text:list-item>
          <text:p text:style-name="P3"><text:span text:style-name="Strong_20_Emphasis">Elegir Paleta de Colores</text:span>:</text:p>
          <text:list>
            <text:list-item>
              <text:p text:style-name="P4">El asistente mostrará varias opciones de colores.</text:p>
            </text:list-item>
            <text:list-item>
              <text:p text:style-name="P4">Selecciona la que más se adapte a la estética de tu negocio y continúa.</text:p>
            </text:list-item>
          </text:list>
        </text:list-item>
        <text:list-item>
          <text:p text:style-name="P3"><text:span text:style-name="Strong_20_Emphasis">Agregar Funciones</text:span>:</text:p>
          <text:list>
            <text:list-item>
              <text:p text:style-name="P3">Selecciona las funciones predeterminadas como <text:span text:style-name="Strong_20_Emphasis">Tienda</text:span>. Esto no afecta el plan seleccionado.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Configuración del Sitio Web y Funciones Adicionales</text:span>:</text:h>
      <text:list text:style-name="L3">
        <text:list-item>
          <text:p text:style-name="P5"><text:span text:style-name="Strong_20_Emphasis">Configurar Opciones de la Tienda</text:span>:</text:p>
          <text:list>
            <text:list-item>
              <text:p text:style-name="P6">Ve a <text:span text:style-name="Strong_20_Emphasis">Sitio Web</text:span> &gt; <text:span text:style-name="Strong_20_Emphasis">Tienda</text:span> &gt; <text:span text:style-name="Strong_20_Emphasis">Productos</text:span>.</text:p>
            </text:list-item>
            <text:list-item>
              <text:p text:style-name="P6">Marca las siguientes opciones:</text:p>
              <text:list>
                <text:list-item>
                  <text:p text:style-name="P6"><text:span text:style-name="Strong_20_Emphasis">Evitar la venta de productos con precio cero</text:span>.</text:p>
                </text:list-item>
                <text:list-item>
                  <text:p text:style-name="P6"><text:span text:style-name="Strong_20_Emphasis">Precio de comparación</text:span>.</text:p>
                </text:list-item>
                <text:list-item>
                  <text:p text:style-name="P6"><text:span text:style-name="Strong_20_Emphasis">Lista de deseos</text:span>.</text:p>
                </text:list-item>
                <text:list-item>
                  <text:p text:style-name="P6"><text:span text:style-name="Strong_20_Emphasis">Herramienta de comparación de productos</text:span>.</text:p>
                </text:list-item>
                <text:list-item>
                  <text:p text:style-name="P6"><text:span text:style-name="Strong_20_Emphasis">Variantes de productos y descuentos</text:span>.</text:p>
                </text:list-item>
                <text:list-item>
                  <text:p text:style-name="P6"><text:soft-page-break/><text:span text:style-name="Strong_20_Emphasis">Tarjeta de fidelidad</text:span>.</text:p>
                </text:list-item>
                <text:list-item>
                  <text:p text:style-name="P6"><text:span text:style-name="Strong_20_Emphasis">Mostrar precios con impuestos incluidos</text:span>.</text:p>
                </text:list-item>
              </text:list>
            </text:list-item>
            <text:list-item>
              <text:p text:style-name="P6">Guarda los cambios.</text:p>
            </text:list-item>
          </text:list>
        </text:list-item>
        <text:list-item>
          <text:p text:style-name="P5"><text:span text:style-name="Strong_20_Emphasis">Configurar Facturación Automática</text:span>:</text:p>
          <text:list>
            <text:list-item>
              <text:p text:style-name="P6">Ve a <text:span text:style-name="Strong_20_Emphasis">Facturación</text:span> &gt; <text:span text:style-name="Strong_20_Emphasis">Ajustes</text:span>.</text:p>
            </text:list-item>
            <text:list-item>
              <text:p text:style-name="P6">Activa la opción <text:span text:style-name="Strong_20_Emphasis">Factura automática</text:span>.</text:p>
            </text:list-item>
          </text:list>
        </text:list-item>
        <text:list-item>
          <text:p text:style-name="P5"><text:span text:style-name="Strong_20_Emphasis">Digitalización de Documentos</text:span>:</text:p>
          <text:list>
            <text:list-item>
              <text:p text:style-name="P6">Ve a <text:span text:style-name="Strong_20_Emphasis">Facturación</text:span> &gt; <text:span text:style-name="Strong_20_Emphasis">Digitalización</text:span>.</text:p>
            </text:list-item>
            <text:list-item>
              <text:p text:style-name="P6">Desmarca la opción de <text:span text:style-name="Strong_20_Emphasis">Digitalización de documentos</text:span> si no planeas usar esta función.</text:p>
            </text:list-item>
          </text:list>
        </text:list-item>
        <text:list-item>
          <text:p text:style-name="P5"><text:span text:style-name="Strong_20_Emphasis">Guardar Configuración</text:span>:</text:p>
          <text:list>
            <text:list-item>
              <text:p text:style-name="P5">Asegúrate de guardar todos los cambios.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Personalización del Sitio Web</text:span>:</text:h>
      <text:list text:style-name="L4">
        <text:list-item>
          <text:p text:style-name="P7"><text:span text:style-name="Strong_20_Emphasis">Editar la Página Web</text:span>:</text:p>
          <text:list>
            <text:list-item>
              <text:p text:style-name="P8">Ve al módulo <text:span text:style-name="Strong_20_Emphasis">Sitio Web</text:span> y haz clic en <text:span text:style-name="Strong_20_Emphasis">Editar</text:span>.</text:p>
            </text:list-item>
            <text:list-item>
              <text:p text:style-name="P8">Utiliza las herramientas de arrastrar y soltar para agregar, mover o eliminar bloques.</text:p>
            </text:list-item>
            <text:list-item>
              <text:p text:style-name="P8">Para eliminar un elemento, selecciónalo y haz clic en el ícono de papelera.</text:p>
            </text:list-item>
          </text:list>
        </text:list-item>
        <text:list-item>
          <text:p text:style-name="P7"><text:span text:style-name="Strong_20_Emphasis">Agregar Nuevas Páginas</text:span>:</text:p>
          <text:list>
            <text:list-item>
              <text:p text:style-name="P8">Haz clic en <text:span text:style-name="Strong_20_Emphasis">Nuevo</text:span> y selecciona el tipo de página que deseas agregar.</text:p>
            </text:list-item>
          </text:list>
        </text:list-item>
        <text:list-item>
          <text:p text:style-name="P7"><text:span text:style-name="Strong_20_Emphasis">Diseño con Plantillas</text:span>:</text:p>
          <text:list>
            <text:list-item>
              <text:p text:style-name="P7">Selecciona una plantilla prediseñada y personalízala según tus necesidades.</text:p>
            </text:list-item>
          </text:list>
        </text:list-item>
      </text:list>
      <text:p text:style-name="Horizontal_20_Line"/>
      <text:h text:style-name="Heading_20_3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0:41:23.003024686</meta:creation-date>
    <dc:date>2024-12-09T11:13:36.650656828</dc:date>
    <meta:editing-duration>PT1M4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2" meta:paragraph-count="53" meta:word-count="419" meta:character-count="2433" meta:non-whitespace-character-count="2115"/>
  </office:meta>
</office:document-meta>
</file>